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8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.63" calcext:value-type="float">
            <text:p>93.63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32" calcext:value-type="float">
            <text:p>94.32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75" calcext:value-type="float">
            <text:p>85.7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.45" calcext:value-type="float">
            <text:p>91.45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.93" calcext:value-type="float">
            <text:p>92.93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.15" calcext:value-type="float">
            <text:p>93.15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02" calcext:value-type="float">
            <text:p>94.02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7" calcext:value-type="float">
            <text:p>38.77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02" calcext:value-type="float">
            <text:p>89.02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.18" calcext:value-type="float">
            <text:p>71.18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.23" calcext:value-type="float">
            <text:p>98.23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nus points: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Connolly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Palo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3:25:51.062178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15T13:35:01.274810762</dc:date>
    <meta:editing-duration>PT4H42S</meta:editing-duration>
    <meta:editing-cycles>41</meta:editing-cycles>
    <meta:generator>LibreOffice/5.1.6.2$Linux_X86_64 LibreOffice_project/10m0$Build-2</meta:generator>
    <meta:document-statistic meta:table-count="1" meta:cell-count="926" meta:object-count="0"/>
  </office:meta>
</office:document-meta>
</file>